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390" officeooo:paragraph-rsid="00025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</text:p>
      <text:p text:style-name="P1"><text:s/>* select_nodes - select and allocate nodes to a specific job</text:p>
      <text:p text:style-name="P1"><text:s/>* IN job_ptr - pointer to the job record</text:p>
      <text:p text:style-name="P1"><text:s/>* IN test_only - if set do not allocate nodes, just confirm they</text:p>
      <text:p text:style-name="P1"><text:s/>*<text:tab/>could be allocated now</text:p>
      <text:p text:style-name="P1"><text:s/>* IN select_node_bitmap - bitmap of nodes to be used for the</text:p>
      <text:p text:style-name="P1"><text:s/>*<text:tab/>job's resource allocation (not returned if NULL), caller</text:p>
      <text:p text:style-name="P1"><text:s/>*<text:tab/>must free</text:p>
      <text:p text:style-name="P1"><text:s/>* OUT err_msg - if not NULL set to error message for job, caller must xfree</text:p>
      <text:p text:style-name="P1"><text:s/>* RET 0 on success, ESLURM code from slurm_errno.h otherwise</text:p>
      <text:p text:style-name="P1"><text:s/>* globals: list_part - global list of partition info</text:p>
      <text:p text:style-name="P1"><text:s/>*<text:tab/>default_part_loc - pointer to default partition</text:p>
      <text:p text:style-name="P1"><text:s/>*<text:tab/>config_list - global list of node configuration info</text:p>
      <text:p text:style-name="P1"><text:s/>* Notes: The algorithm is</text:p>
      <text:p text:style-name="P1"><text:s/>*<text:tab/>1) Build a table (node_set_ptr) of nodes with the requisite</text:p>
      <text:p text:style-name="P1"><text:s/>*<text:tab/> <text:s text:c="2"/>configuration. Each table entry includes their weight,</text:p>
      <text:p text:style-name="P1"><text:s/>*<text:tab/> <text:s text:c="2"/>node_list, features, etc.</text:p>
      <text:p text:style-name="P1"><text:s/>*<text:tab/>2) Call _pick_best_nodes() to select those nodes best satisfying</text:p>
      <text:p text:style-name="P1"><text:s/>*<text:tab/> <text:s text:c="2"/>the request, (e.g. best-fit or other criterion)</text:p>
      <text:p text:style-name="P1"><text:s/>*<text:tab/>3) Call allocate_nodes() to perform the actual allocation</text:p>
      <text:p text:style-name="P1"><text:s/>*/</text:p>
      <text:p text:style-name="P1"/>
      <text:p text:style-name="P1"><text:tab/>/* identify partition */</text:p>
      <text:p text:style-name="P1"/>
      <text:p text:style-name="P1"><text:tab/>/* Quick check to see if this QOS is allowed on this</text:p>
      <text:p text:style-name="P1"><text:tab/> * partition. */</text:p>
      <text:p text:style-name="P1"/>
      <text:p text:style-name="P1"><text:tab/>/* Quick check to see if this account is allowed on</text:p>
      <text:p text:style-name="P1"><text:tab/> * this partition. */</text:p>
      <text:p text:style-name="P1"/>
      <text:p text:style-name="P1"><text:tab/>/* build sets of usable nodes based upon their configuration */</text:p>
      <text:p text:style-name="P1"><text:tab/>error_code = _build_node_list(job_ptr, &amp;node_set_ptr, &amp;node_set_size,</text:p>
      <text:p text:style-name="P1"><text:tab/><text:tab/><text:tab/><text:tab/> <text:s text:c="5"/>err_msg);</text:p>
      <text:p text:style-name="P1"/>
      <text:p text:style-name="P1"><text:tab/>/* insure that selected nodes are in these node sets */</text:p>
      <text:p text:style-name="P1"/>
      <text:p text:style-name="P1"><text:tab/>/* enforce both user's and partition's node limits if the qos</text:p>
      <text:p text:style-name="P1"><text:tab/> * isn't set to override them */</text:p>
      <text:p text:style-name="P1"><text:tab/>/* info("req: %u-%u, %u", job_ptr-&gt;details-&gt;min_nodes, */</text:p>
      <text:p text:style-name="P1"><text:tab/>/* <text:s text:c="3"/>job_ptr-&gt;details-&gt;max_nodes, part_ptr-&gt;max_nodes); */</text:p>
      <text:p text:style-name="P1"></text:p>
      <text:p text:style-name="P1"><text:tab/>/* On BlueGene systems don't adjust the min/max node limits</text:p>
      <text:p text:style-name="P1"><text:tab/></text:p>
      <text:p text:style-name="P1"><text:tab/>/* Don't call functions in MIN/MAX it will result in the</text:p>
      <text:p text:style-name="P1"><text:tab/> <text:s text:c="2"/>function being called multiple times.</text:p>
      <text:p text:style-name="P1"><text:tab/>*/</text:p>
      <text:p text:style-name="P1"><text:tab/></text:p>
      <text:p text:style-name="P1"/>
      <text:p text:style-name="P1"><text:tab/><text:tab/>/* Select resources for the job here */</text:p>
      <text:p text:style-name="P1"/>
      <text:p text:style-name="P1"/>
      <text:p text:style-name="P1"><text:tab/>/* Set this guess here to give the user tools an idea</text:p>
      <text:p text:style-name="P1"><text:soft-page-break/><text:tab/> * of how many nodes Slurm is planning on giving the job.</text:p>
      <text:p text:style-name="P1"><text:tab/> * This needs to be done on success or not. <text:s/>It means the job</text:p>
      <text:p text:style-name="P1"><text:tab/> * could run on nodes. <text:s/>We only set the wag once to avoid</text:p>
      <text:p text:style-name="P1"><text:tab/> * having to go through the bit logic multiple times.</text:p>
      <text:p text:style-name="P1"><text:tab/> */</text:p>
      <text:p text:style-name="P1"/>
      <text:p text:style-name="P1"></text:p>
      <text:p text:style-name="P1"><text:tab/>/* set up the cpu_cnt here so we can decrement it as nodes</text:p>
      <text:p text:style-name="P1"><text:tab/> * free up. total_cpus is set within _get_req_features */</text:p>
      <text:p text:style-name="P1"><text:tab/></text:p>
      <text:p text:style-name="P1"><text:tab/>if (error_code) {</text:p>
      <text:p text:style-name="P1"><text:tab/><text:tab/>/* Fatal errors for job here */</text:p>
      <text:p text:style-name="P1"><text:tab/></text:p>
      <text:p text:style-name="P1"></text:p>
      <text:p text:style-name="P1"><text:tab/><text:tab/>/* Non-fatal errors for job below */</text:p>
      <text:p text:style-name="P1"><text:tab/></text:p>
      <text:p text:style-name="P1"><text:tab/>/* Clear any vestigial GRES in case job was requeued */</text:p>
      <text:p text:style-name="P1"><text:tab/>gres_plugin_job_clear(job_ptr-&gt;gres_list);</text:p>
      <text:p text:style-name="P1"></text:p>
      <text:p text:style-name="P1"/>
      <text:p text:style-name="P1"></text:p>
      <text:p text:style-name="P1"><text:tab/>/* assign the nodes and stage_in the job */</text:p>
      <text:p text:style-name="P1"/>
      <text:p text:style-name="P1"><text:tab/>}</text:p>
      <text:p text:style-name="P1"><text:tab/>select_bitmap = NULL;<text:tab/>/* nothing left to free */</text:p>
      <text:p text:style-name="P1"></text:p>
      <text:p text:style-name="P1"></text:p>
      <text:p text:style-name="P1"><text:tab/>/* This could be set in the select plugin so we want to keep the flag */</text:p>
      <text:p text:style-name="P1"><text:tab/>configuring = IS_JOB_CONFIGURING(job_ptr);</text:p>
      <text:p text:style-name="P1"></text:p>
      <text:p text:style-name="P1"/>
      <text:p text:style-name="P1"></text:p>
      <text:p text:style-name="P1"><text:tab/>/* Update the job_record's gres and gres_alloc fields with</text:p>
      <text:p text:style-name="P1"><text:tab/> * strings representing the amount of each GRES type requested</text:p>
      <text:p text:style-name="P1"><text:tab/> * <text:s/>and allocated. */</text:p>
      <text:p text:style-name="P1"><text:tab/></text:p>
      <text:p text:style-name="P1"><text:tab/></text:p>
      <text:p text:style-name="P1"/>
      <text:p text:style-name="P1"><text:tab/>/* If ran with slurmdbd this is handled out of band in the</text:p>
      <text:p text:style-name="P1"><text:tab/> * job if happening right away. <text:s/>If the job has already</text:p>
      <text:p text:style-name="P1"><text:tab/> * become eligible and registered in the db then the start</text:p>
      <text:p text:style-name="P1"><text:tab/> * message. */</text:p>
      <text:p text:style-name="P1"/>
      <text:p text:style-name="P1"/>
      <text:p text:style-name="P1"/>
      <text:p text:style-name="P1"/>
      <text:p text:style-name="P1"><text:tab/>/* Request asynchronous launch of a prolog for a</text:p>
      <text:p text:style-name="P1"><text:tab/> * non batch job. */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2:04:37.227591321</meta:creation-date>
    <dc:date>2015-03-02T12:08:52.909491608</dc:date>
    <meta:editing-duration>P0D</meta:editing-duration>
    <meta:editing-cycles>1</meta:editing-cycles>
    <meta:document-statistic meta:table-count="0" meta:image-count="0" meta:object-count="0" meta:page-count="2" meta:paragraph-count="82" meta:word-count="522" meta:character-count="3067" meta:non-whitespace-character-count="2418"/>
    <meta:generator>LibreOffice/4.2.7.2$Linux_X86_64 LibreOffice_project/420m0$Build-2</meta:generator>
  </office:meta>
</office:document-meta>
</file>